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style:use-window-font-color="true" style:font-name="Helvetica" fo:font-size="12pt" style:font-size-asian="12pt"/>
    </style:style>
    <style:style style:name="T2" style:family="text">
      <style:text-properties fo:color="#a020f0" style:font-name="Helvetica" fo:font-size="12pt" style:font-size-asian="12pt"/>
    </style:style>
    <style:style style:name="T3" style:family="text">
      <style:text-properties fo:color="#a020f0" style:font-name="Courier" fo:font-size="10pt" style:font-size-asian="10pt"/>
    </style:style>
    <style:style style:name="T4" style:family="text">
      <style:text-properties fo:color="#000000" style:font-name="Helvetica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cdisp(‘ndvi3g_geo_v1_2015_0712.nc4’)</text:span></text:p>
      <text:p text:style-name="P1"><text:span text:style-name="T1">approximate size of each netcdf4 file: 448MB</text:span></text:p>
      <text:p text:style-name="P1"><text:span text:style-name="T1">Source:</text:span></text:p>
      <text:p text:style-name="P1"><text:span text:style-name="T1">                    ndvi3g_geo_v1_2015_0712.nc4</text:span></text:p>
      <text:p text:style-name="P1"><text:span text:style-name="T1">Format:</text:span></text:p>
      <text:p text:style-name="P1"><text:span text:style-name="T1">                      netcdf4_classic</text:span></text:p>
      <text:p text:style-name="P1"><text:span text:style-name="T1">Global Attributes:</text:span></text:p>
      <text:p text:style-name="P1"><text:span text:style-name="T1">                      FileName                = 'ndvi3g_geo_v1_1_2016_0712.nc4'</text:span></text:p>
      <text:p text:style-name="P1"><text:span text:style-name="T1">                      Institution              = 'NASA/GSFC GIMMS'</text:span></text:p>
      <text:p text:style-name="P1"><text:span text:style-name="T1">                      Data                              = 'NDVI3g version 1.1’</text:span></text:p>
      <text:p text:style-name="P1"><text:span text:style-name="T1">                      Reference            = '1. Pinzon, J.E.; Tucker, C.J.                                                            </text:span></text:p>
      <text:p text:style-name="Standard"><text:span text:style-name="T1">                                                                                        A Non-Stationary 1981-2012 AVHRR NDVI3g Time Series.                            </text:span></text:p>
      <text:p text:style-name="Standard"><text:span text:style-name="T1">                                                                                        Remote Sens. 2014, 6, 6929-6960.                                                                    </text:span></text:p>
      <text:p text:style-name="Standard"><text:span text:style-name="T1">                                                                            2. Pinzon, J.E.; Tucker, C.J.                                                                              </text:span></text:p>
      <text:p text:style-name="Standard"><text:span text:style-name="T1">                                                                                          A Non-Stationary 1981-2015 AVHRR NDVI3g.v1 Time Series: an update.</text:span></text:p>
      <text:p text:style-name="Standard"><text:span text:style-name="T1">                                                                                        Remote Sens. 2018, in preparation’ </text:span><text:span text:style-name="T2"><text:s/></text:span><text:span text:style-name="T3"><text:s text:c="30"/>'</text:span></text:p>
      <text:p text:style-name="P1"><text:span text:style-name="T1">                      Comments Version1        = 'version1.1 includes three major fixes (a-c), and five minor (d-h):</text:span></text:p>
      <text:p text:style-name="P1"><text:span text:style-name="T1">                            (a) Reprocessed Level 2 entire SeaWIFS mission for the land products</text:span></text:p>
      <text:p text:style-name="P1"><text:span text:style-name="T1">                                        to reduce artifacts in the data, particularly changes in calibration</text:span></text:p>
      <text:p text:style-name="P1"><text:span text:style-name="T1">                                        after 2006 that generates drops in ndvi lower values.</text:span></text:p>
      <text:p text:style-name="P1"><text:span text:style-name="T1">                                        OB.DAAC / Ocean Biology Processing group NASA/GSFC 616    (april 2016)</text:span></text:p>
      <text:p text:style-name="P1"><text:span text:style-name="T1">                <text:tab/>      (b)    Recovered ndvi negative values of snow-covered regions in winter</text:span></text:p>
      <text:p text:style-name="P1"><text:span text:style-name="T1">                                        Northern latitudes.    In Version0, we masked them with zero values, </text:span></text:p>
      <text:p text:style-name="P1"><text:span text:style-name="T1">                                        creating artifacts in phenology parameters. </text:span></text:p>
      <text:p text:style-name="P1"><text:span text:style-name="T4">                            (c) version v1.1: fixes profiles at coast lines and their respective        </text:span></text:p>
      <text:p text:style-name="Standard"><text:span text:style-name="T4">                                      time series when applying to missing values -similar to fix (b)      </text:span></text:p>
      <text:p text:style-name="Standard"><text:span text:style-name="T4">                                      This artifact is reported in                                                                              </text:span></text:p>
      <text:p text:style-name="Standard"><text:span text:style-name="T4">                                                                            3. Palacios-Orueta, A. et al.                                                                        </text:span></text:p>
      <text:p text:style-name="Standard"><text:span text:style-name="T4">                                                                                            Raising open questions from a novel global quatitative seasonality</text:span></text:p>
      <text:p text:style-name="Standard"><text:span text:style-name="T4">                                                                                            map derived from remote sensing time series 2018, in preparation.</text:span></text:p>
      <text:p text:style-name="P1"><text:span text:style-name="T1">              <text:tab/>      (d)    Arranged data in ncd format, compiled it in two nc4 files a year.</text:span></text:p>
      <text:p text:style-name="P1"><text:span text:style-name="T1">                                        Each nc4 file includes 6 months of ndvi data (jan-jun and jul-dec),</text:span></text:p>
      <text:p text:style-name="P1"><text:span text:style-name="T1">                                        with a total of 12 (15-day) composites each semester. </text:span></text:p>
      <text:p text:style-name="P1"><text:span text:style-name="T1">                            (e)    Rescaled ndvi values and splitted the flag values from them.</text:span></text:p>
      <text:p text:style-name="P1"><text:span text:style-name="T1"><text:tab/>      (f)    Added a new variable, percentile, to represent the distribution of</text:span></text:p>
      <text:p text:style-name="P1"><text:span text:style-name="T1">                                        ndvi values in the time series. Range 10*[0, 100]</text:span></text:p>
      <text:p text:style-name="P1"><text:span text:style-name="T1">                            (g)    Flag values are (simpler):</text:span></text:p>
      <text:p text:style-name="P1"><text:span text:style-name="T1">                                                                                            flag 0: ndvi without apparent issues (good value) </text:span></text:p>
      <text:p text:style-name="P1"><text:span text:style-name="T1">                                                                                            flag 1: ndvi retrieved from spline </text:span><text:soft-page-break/><text:span text:style-name="T1">interpolation </text:span></text:p>
      <text:p text:style-name="P1"><text:span text:style-name="T1">                                                                                            flag 2: ndvi retrieved from seasonal profile (possible snow/cloud)</text:span></text:p>
      <text:p text:style-name="P1"><text:span text:style-name="T1"><text:tab/>        (h) Flag values are embeded on the percentile variable:    2000*flag + percentile.</text:span></text:p>
      <text:p text:style-name="P1"><text:span text:style-name="T1">                                        Thus, the actual percentile three ranges [0 1000], [2000 3000] and [4000 5000]</text:span></text:p>
      <text:p text:style-name="P1"><text:span text:style-name="T1"><text:tab/>                    could provide direct nformation of how interpolation is affecting the time series.            '</text:span></text:p>
      <text:p text:style-name="P1"><text:span text:style-name="T1">                      Temporalrange                  = '1981-07-01 -&gt; 2016-12-31'</text:span></text:p>
      <text:p text:style-name="P1"><text:span text:style-name="T1">                      Year                                                    = 2016</text:span></text:p>
      <text:p text:style-name="P1"><text:span text:style-name="T1">                      RangeSemester              = 'Jul 1 - Dec 31 (7:0.5:12.5)'</text:span></text:p>
      <text:p text:style-name="P1"><text:span text:style-name="T1">                      SpatialResolution          = '1/12 x 1/12 degrees'</text:span></text:p>
      <text:p text:style-name="P1"><text:span text:style-name="T1">                      TemporalResolution      = '1/24 a year'</text:span></text:p>
      <text:p text:style-name="P1"><text:span text:style-name="T1">                      _fill_val                                              = -32768</text:span></text:p>
      <text:p text:style-name="P1"><text:span text:style-name="T1">                      NorthernmostLatitude = '90'</text:span></text:p>
      <text:p text:style-name="P1"><text:span text:style-name="T1">                      SouthernmostLatitude = '-90'</text:span></text:p>
      <text:p text:style-name="P1"><text:span text:style-name="T1">                      WesternmostLongitude = '-180'</text:span></text:p>
      <text:p text:style-name="P1"><text:span text:style-name="T1">                      EasternmostLongitude = '180'</text:span></text:p>
      <text:p text:style-name="P1"><text:span text:style-name="T1">Dimensions:</text:span></text:p>
      <text:p text:style-name="P1"><text:span text:style-name="T1">                      lon    = 4320</text:span></text:p>
      <text:p text:style-name="P1"><text:span text:style-name="T1">                      lat    = 2160</text:span></text:p>
      <text:p text:style-name="P1"><text:span text:style-name="T1">                      time = 12</text:span></text:p>
      <text:p text:style-name="P1"><text:span text:style-name="T1">Variables:</text:span></text:p>
      <text:p text:style-name="P1"><text:span text:style-name="T1">        lon              </text:span></text:p>
      <text:p text:style-name="P1"><text:span text:style-name="T1">                      Size:              4320x1</text:span></text:p>
      <text:p text:style-name="P1"><text:span text:style-name="T1">                      Dimensions: lon</text:span></text:p>
      <text:p text:style-name="P1"><text:span text:style-name="T1">                      Datatype:      double</text:span></text:p>
      <text:p text:style-name="P1"><text:span text:style-name="T1">        lat              </text:span></text:p>
      <text:p text:style-name="P1"><text:span text:style-name="T1">                      Size:              2160x1</text:span></text:p>
      <text:p text:style-name="P1"><text:span text:style-name="T1">                      Dimensions: lat</text:span></text:p>
      <text:p text:style-name="P1"><text:span text:style-name="T1">                      Datatype:      double</text:span></text:p>
      <text:p text:style-name="P1"><text:span text:style-name="T1">        time            </text:span></text:p>
      <text:p text:style-name="P1"><text:span text:style-name="T1">                      Size:              12x1</text:span></text:p>
      <text:p text:style-name="P1"><text:span text:style-name="T1">                      Dimensions: time</text:span></text:p>
      <text:p text:style-name="P1"><text:span text:style-name="T1">                      Datatype:      double</text:span></text:p>
      <text:p text:style-name="P1"><text:span text:style-name="T1">        satellites</text:span></text:p>
      <text:p text:style-name="P1"><text:span text:style-name="T1">                      Size:              12x1</text:span></text:p>
      <text:p text:style-name="P1"><text:span text:style-name="T1">                      Dimensions: time</text:span></text:p>
      <text:p text:style-name="P1"><text:span text:style-name="T1">                      Datatype:      int16</text:span></text:p>
      <text:p text:style-name="P1"><text:span text:style-name="T1">        ndvi            </text:span></text:p>
      <text:p text:style-name="P1"><text:span text:style-name="T1">                      Size:              4320x2160x12</text:span></text:p>
      <text:p text:style-name="P1"><text:span text:style-name="T1">                      Dimensions: lon,lat,time</text:span></text:p>
      <text:p text:style-name="P1"><text:span text:style-name="T1">                      Datatype:      int16</text:span></text:p>
      <text:p text:style-name="P1"><text:span text:style-name="T1">                      Attributes:</text:span></text:p>
      <text:p text:style-name="P1"><text:span text:style-name="T1">                                              units                  = '1'</text:span></text:p>
      <text:p text:style-name="P1"><text:soft-page-break/><text:span text:style-name="T1">                                              scale                  = 'x 10000'</text:span></text:p>
      <text:p text:style-name="P1"><text:span text:style-name="T1">                                              missing_value = -5000</text:span></text:p>
      <text:p text:style-name="P1"><text:span text:style-name="T1">                                              valid_range      = [-0.3                      1]</text:span></text:p>
      <text:p text:style-name="P1"><text:span text:style-name="T1">        percentile</text:span></text:p>
      <text:p text:style-name="P1"><text:span text:style-name="T1">                      Size:              4320x2160x12</text:span></text:p>
      <text:p text:style-name="P1"><text:span text:style-name="T1">                      Dimensions: lon,lat,time</text:span></text:p>
      <text:p text:style-name="P1"><text:span text:style-name="T1">                      Datatype:      int16</text:span></text:p>
      <text:p text:style-name="P1"><text:span text:style-name="T1">                      Attributes:</text:span></text:p>
      <text:p text:style-name="P1"><text:span text:style-name="T1">                                              units              = '%'</text:span></text:p>
      <text:p text:style-name="P1"><text:span text:style-name="T1">                                              scale              = 'x 10'</text:span></text:p>
      <text:p text:style-name="P1"><text:span text:style-name="T1">                                              flags              = 'flag 0: from data                                flag 1: spline interpolation    flag 2: possible snow/cloud cover'</text:span></text:p>
      <text:p text:style-name="P1"><text:span text:style-name="T1">                                              valid_range = 'flag*2000 + [0 1000]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3" meta:paragraph-count="92" meta:word-count="466" meta:character-count="6942" meta:non-whitespace-character-count="2696"/>
    <meta:generator>LibreOffice/6.4.4.2$Linux_X86_64 LibreOffice_project/40$Build-2</meta:generator>
  </office:meta>
</office:document-meta>
</file>